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83in" svg:height="3.5453in" svg:x="10.7366in" svg:y="0in">
            <draw:object draw:notify-on-update-of-ranges="Sheet1.A2:Sheet1.A11 Sheet1.B2:Sheet1.B11 Sheet1.A2:Sheet1.A11 Sheet1.C2:Sheet1.C11 Sheet1.A2:Sheet1.A11 Sheet1.D2:Sheet1.D11 Sheet1.A2:Sheet1.A11 Sheet1.E2:Sheet1.E11 Sheet1.A2:Sheet1.A11 Sheet1.F2:Sheet1.F11 Sheet1.A2:Sheet1.A11 Sheet1.G2:Sheet1.G11 Sheet1.A2:Sheet1.A11 Sheet1.H2:Sheet1.H11 Sheet1.A2:Sheet1.A11 Sheet1.I2:Sheet1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a(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E2]*EXP([.$J2]/8.314*(1/[.$E$1]-1/[.B$1]))" office:value-type="float" office:value="0.515430828656966" calcext:value-type="float">
            <text:p>0.5154308287</text:p>
          </table:table-cell>
          <table:table-cell table:formula="of:=[.$E2]*EXP([.$J2]/8.314*(1/[.$E$1]-1/[.C$1]))" office:value-type="float" office:value="1.60597807199557" calcext:value-type="float">
            <text:p>1.605978072</text:p>
          </table:table-cell>
          <table:table-cell table:formula="of:=[.$E2]*EXP([.$J2]/8.314*(1/[.$E$1]-1/[.D$1]))" office:value-type="float" office:value="4.63039563173614" calcext:value-type="float">
            <text:p>4.6303956317</text:p>
          </table:table-cell>
          <table:table-cell office:value-type="float" office:value="7.77" calcext:value-type="float">
            <text:p>7.77</text:p>
          </table:table-cell>
          <table:table-cell table:formula="of:=[.$E2]*EXP([.$J2]/8.314*(1/[.$E$1]-1/[.F$1]))" office:value-type="float" office:value="12.4492036840089" calcext:value-type="float">
            <text:p>12.449203684</text:p>
          </table:table-cell>
          <table:table-cell table:formula="of:=[.$E2]*EXP([.$J2]/8.314*(1/[.$E$1]-1/[.G$1]))" office:value-type="float" office:value="31.4209604534839" calcext:value-type="float">
            <text:p>31.4209604535</text:p>
          </table:table-cell>
          <table:table-cell table:formula="of:=[.$E2]*EXP([.$J2]/8.314*(1/[.$E$1]-1/[.H$1]))" office:value-type="float" office:value="74.8860418475528" calcext:value-type="float">
            <text:p>74.8860418476</text:p>
          </table:table-cell>
          <table:table-cell table:formula="of:=[.$E2]*EXP([.$J2]/8.314*(1/[.$E$1]-1/[.I$1]))" office:value-type="float" office:value="169.405988148297" calcext:value-type="float">
            <text:p>169.4059881483</text:p>
          </table:table-cell>
          <table:table-cell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[.$E3]*EXP([.$J3]/8.314*(1/[.$E$1]-1/[.B$1]))" office:value-type="float" office:value="0.515430828656966" calcext:value-type="float">
            <text:p>0.5154308287</text:p>
          </table:table-cell>
          <table:table-cell table:formula="of:=[.$E3]*EXP([.$J3]/8.314*(1/[.$E$1]-1/[.C$1]))" office:value-type="float" office:value="1.60597807199557" calcext:value-type="float">
            <text:p>1.605978072</text:p>
          </table:table-cell>
          <table:table-cell table:formula="of:=[.$E3]*EXP([.$J3]/8.314*(1/[.$E$1]-1/[.D$1]))" office:value-type="float" office:value="4.63039563173614" calcext:value-type="float">
            <text:p>4.6303956317</text:p>
          </table:table-cell>
          <table:table-cell table:formula="of:=[.E2]" office:value-type="float" office:value="7.77" calcext:value-type="float">
            <text:p>7.77</text:p>
          </table:table-cell>
          <table:table-cell table:formula="of:=[.$E3]*EXP([.$J3]/8.314*(1/[.$E$1]-1/[.F$1]))" office:value-type="float" office:value="12.4492036840089" calcext:value-type="float">
            <text:p>12.449203684</text:p>
          </table:table-cell>
          <table:table-cell table:formula="of:=[.$E3]*EXP([.$J3]/8.314*(1/[.$E$1]-1/[.G$1]))" office:value-type="float" office:value="31.4209604534839" calcext:value-type="float">
            <text:p>31.4209604535</text:p>
          </table:table-cell>
          <table:table-cell table:formula="of:=[.$E3]*EXP([.$J3]/8.314*(1/[.$E$1]-1/[.H$1]))" office:value-type="float" office:value="74.8860418475528" calcext:value-type="float">
            <text:p>74.8860418476</text:p>
          </table:table-cell>
          <table:table-cell table:formula="of:=[.$E3]*EXP([.$J3]/8.314*(1/[.$E$1]-1/[.I$1]))" office:value-type="float" office:value="169.405988148297" calcext:value-type="float">
            <text:p>169.4059881483</text:p>
          </table:table-cell>
          <table:table-cell table:formula="of:=[.J2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table:formula="of:=[.$E4]*EXP([.$J4]/8.314*(1/[.$E$1]-1/[.B$1]))" office:value-type="float" office:value="0.515430828656966" calcext:value-type="float">
            <text:p>0.5154308287</text:p>
          </table:table-cell>
          <table:table-cell table:formula="of:=[.$E4]*EXP([.$J4]/8.314*(1/[.$E$1]-1/[.C$1]))" office:value-type="float" office:value="1.60597807199557" calcext:value-type="float">
            <text:p>1.605978072</text:p>
          </table:table-cell>
          <table:table-cell table:formula="of:=[.$E4]*EXP([.$J4]/8.314*(1/[.$E$1]-1/[.D$1]))" office:value-type="float" office:value="4.63039563173614" calcext:value-type="float">
            <text:p>4.6303956317</text:p>
          </table:table-cell>
          <table:table-cell table:formula="of:=[.E3]" office:value-type="float" office:value="7.77" calcext:value-type="float">
            <text:p>7.77</text:p>
          </table:table-cell>
          <table:table-cell table:formula="of:=[.$E4]*EXP([.$J4]/8.314*(1/[.$E$1]-1/[.F$1]))" office:value-type="float" office:value="12.4492036840089" calcext:value-type="float">
            <text:p>12.449203684</text:p>
          </table:table-cell>
          <table:table-cell table:formula="of:=[.$E4]*EXP([.$J4]/8.314*(1/[.$E$1]-1/[.G$1]))" office:value-type="float" office:value="31.4209604534839" calcext:value-type="float">
            <text:p>31.4209604535</text:p>
          </table:table-cell>
          <table:table-cell table:formula="of:=[.$E4]*EXP([.$J4]/8.314*(1/[.$E$1]-1/[.H$1]))" office:value-type="float" office:value="74.8860418475528" calcext:value-type="float">
            <text:p>74.8860418476</text:p>
          </table:table-cell>
          <table:table-cell table:formula="of:=[.$E4]*EXP([.$J4]/8.314*(1/[.$E$1]-1/[.I$1]))" office:value-type="float" office:value="169.405988148297" calcext:value-type="float">
            <text:p>169.4059881483</text:p>
          </table:table-cell>
          <table:table-cell table:formula="of:=[.J3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table:formula="of:=[.$E5]*EXP([.$J5]/8.314*(1/[.$E$1]-1/[.B$1]))" office:value-type="float" office:value="0.515430828656966" calcext:value-type="float">
            <text:p>0.5154308287</text:p>
          </table:table-cell>
          <table:table-cell table:formula="of:=[.$E5]*EXP([.$J5]/8.314*(1/[.$E$1]-1/[.C$1]))" office:value-type="float" office:value="1.60597807199557" calcext:value-type="float">
            <text:p>1.605978072</text:p>
          </table:table-cell>
          <table:table-cell table:formula="of:=[.$E5]*EXP([.$J5]/8.314*(1/[.$E$1]-1/[.D$1]))" office:value-type="float" office:value="4.63039563173614" calcext:value-type="float">
            <text:p>4.6303956317</text:p>
          </table:table-cell>
          <table:table-cell table:formula="of:=[.E4]" office:value-type="float" office:value="7.77" calcext:value-type="float">
            <text:p>7.77</text:p>
          </table:table-cell>
          <table:table-cell table:formula="of:=[.$E5]*EXP([.$J5]/8.314*(1/[.$E$1]-1/[.F$1]))" office:value-type="float" office:value="12.4492036840089" calcext:value-type="float">
            <text:p>12.449203684</text:p>
          </table:table-cell>
          <table:table-cell table:formula="of:=[.$E5]*EXP([.$J5]/8.314*(1/[.$E$1]-1/[.G$1]))" office:value-type="float" office:value="31.4209604534839" calcext:value-type="float">
            <text:p>31.4209604535</text:p>
          </table:table-cell>
          <table:table-cell table:formula="of:=[.$E5]*EXP([.$J5]/8.314*(1/[.$E$1]-1/[.H$1]))" office:value-type="float" office:value="74.8860418475528" calcext:value-type="float">
            <text:p>74.8860418476</text:p>
          </table:table-cell>
          <table:table-cell table:formula="of:=[.$E5]*EXP([.$J5]/8.314*(1/[.$E$1]-1/[.I$1]))" office:value-type="float" office:value="169.405988148297" calcext:value-type="float">
            <text:p>169.4059881483</text:p>
          </table:table-cell>
          <table:table-cell table:formula="of:=[.J4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table:formula="of:=[.$E6]*EXP([.$J6]/8.314*(1/[.$E$1]-1/[.B$1]))" office:value-type="float" office:value="0.515430828656966" calcext:value-type="float">
            <text:p>0.5154308287</text:p>
          </table:table-cell>
          <table:table-cell table:formula="of:=[.$E6]*EXP([.$J6]/8.314*(1/[.$E$1]-1/[.C$1]))" office:value-type="float" office:value="1.60597807199557" calcext:value-type="float">
            <text:p>1.605978072</text:p>
          </table:table-cell>
          <table:table-cell table:formula="of:=[.$E6]*EXP([.$J6]/8.314*(1/[.$E$1]-1/[.D$1]))" office:value-type="float" office:value="4.63039563173614" calcext:value-type="float">
            <text:p>4.6303956317</text:p>
          </table:table-cell>
          <table:table-cell table:formula="of:=[.E5]" office:value-type="float" office:value="7.77" calcext:value-type="float">
            <text:p>7.77</text:p>
          </table:table-cell>
          <table:table-cell table:formula="of:=[.$E6]*EXP([.$J6]/8.314*(1/[.$E$1]-1/[.F$1]))" office:value-type="float" office:value="12.4492036840089" calcext:value-type="float">
            <text:p>12.449203684</text:p>
          </table:table-cell>
          <table:table-cell table:formula="of:=[.$E6]*EXP([.$J6]/8.314*(1/[.$E$1]-1/[.G$1]))" office:value-type="float" office:value="31.4209604534839" calcext:value-type="float">
            <text:p>31.4209604535</text:p>
          </table:table-cell>
          <table:table-cell table:formula="of:=[.$E6]*EXP([.$J6]/8.314*(1/[.$E$1]-1/[.H$1]))" office:value-type="float" office:value="74.8860418475528" calcext:value-type="float">
            <text:p>74.8860418476</text:p>
          </table:table-cell>
          <table:table-cell table:formula="of:=[.$E6]*EXP([.$J6]/8.314*(1/[.$E$1]-1/[.I$1]))" office:value-type="float" office:value="169.405988148297" calcext:value-type="float">
            <text:p>169.4059881483</text:p>
          </table:table-cell>
          <table:table-cell table:formula="of:=[.J5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table:formula="of:=[.$E7]*EXP([.$J7]/8.314*(1/[.$E$1]-1/[.B$1]))" office:value-type="float" office:value="0.515430828656966" calcext:value-type="float">
            <text:p>0.5154308287</text:p>
          </table:table-cell>
          <table:table-cell table:formula="of:=[.$E7]*EXP([.$J7]/8.314*(1/[.$E$1]-1/[.C$1]))" office:value-type="float" office:value="1.60597807199557" calcext:value-type="float">
            <text:p>1.605978072</text:p>
          </table:table-cell>
          <table:table-cell table:formula="of:=[.$E7]*EXP([.$J7]/8.314*(1/[.$E$1]-1/[.D$1]))" office:value-type="float" office:value="4.63039563173614" calcext:value-type="float">
            <text:p>4.6303956317</text:p>
          </table:table-cell>
          <table:table-cell table:formula="of:=[.E6]" office:value-type="float" office:value="7.77" calcext:value-type="float">
            <text:p>7.77</text:p>
          </table:table-cell>
          <table:table-cell table:formula="of:=[.$E7]*EXP([.$J7]/8.314*(1/[.$E$1]-1/[.F$1]))" office:value-type="float" office:value="12.4492036840089" calcext:value-type="float">
            <text:p>12.449203684</text:p>
          </table:table-cell>
          <table:table-cell table:formula="of:=[.$E7]*EXP([.$J7]/8.314*(1/[.$E$1]-1/[.G$1]))" office:value-type="float" office:value="31.4209604534839" calcext:value-type="float">
            <text:p>31.4209604535</text:p>
          </table:table-cell>
          <table:table-cell table:formula="of:=[.$E7]*EXP([.$J7]/8.314*(1/[.$E$1]-1/[.H$1]))" office:value-type="float" office:value="74.8860418475528" calcext:value-type="float">
            <text:p>74.8860418476</text:p>
          </table:table-cell>
          <table:table-cell table:formula="of:=[.$E7]*EXP([.$J7]/8.314*(1/[.$E$1]-1/[.I$1]))" office:value-type="float" office:value="169.405988148297" calcext:value-type="float">
            <text:p>169.4059881483</text:p>
          </table:table-cell>
          <table:table-cell table:formula="of:=[.J6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table:formula="of:=[.$E8]*EXP([.$J8]/8.314*(1/[.$E$1]-1/[.B$1]))" office:value-type="float" office:value="0.515430828656966" calcext:value-type="float">
            <text:p>0.5154308287</text:p>
          </table:table-cell>
          <table:table-cell table:formula="of:=[.$E8]*EXP([.$J8]/8.314*(1/[.$E$1]-1/[.C$1]))" office:value-type="float" office:value="1.60597807199557" calcext:value-type="float">
            <text:p>1.605978072</text:p>
          </table:table-cell>
          <table:table-cell table:formula="of:=[.$E8]*EXP([.$J8]/8.314*(1/[.$E$1]-1/[.D$1]))" office:value-type="float" office:value="4.63039563173614" calcext:value-type="float">
            <text:p>4.6303956317</text:p>
          </table:table-cell>
          <table:table-cell table:formula="of:=[.E7]" office:value-type="float" office:value="7.77" calcext:value-type="float">
            <text:p>7.77</text:p>
          </table:table-cell>
          <table:table-cell table:formula="of:=[.$E8]*EXP([.$J8]/8.314*(1/[.$E$1]-1/[.F$1]))" office:value-type="float" office:value="12.4492036840089" calcext:value-type="float">
            <text:p>12.449203684</text:p>
          </table:table-cell>
          <table:table-cell table:formula="of:=[.$E8]*EXP([.$J8]/8.314*(1/[.$E$1]-1/[.G$1]))" office:value-type="float" office:value="31.4209604534839" calcext:value-type="float">
            <text:p>31.4209604535</text:p>
          </table:table-cell>
          <table:table-cell table:formula="of:=[.$E8]*EXP([.$J8]/8.314*(1/[.$E$1]-1/[.H$1]))" office:value-type="float" office:value="74.8860418475528" calcext:value-type="float">
            <text:p>74.8860418476</text:p>
          </table:table-cell>
          <table:table-cell table:formula="of:=[.$E8]*EXP([.$J8]/8.314*(1/[.$E$1]-1/[.I$1]))" office:value-type="float" office:value="169.405988148297" calcext:value-type="float">
            <text:p>169.4059881483</text:p>
          </table:table-cell>
          <table:table-cell table:formula="of:=[.J7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table:formula="of:=[.$E9]*EXP([.$J9]/8.314*(1/[.$E$1]-1/[.B$1]))" office:value-type="float" office:value="0.515430828656966" calcext:value-type="float">
            <text:p>0.5154308287</text:p>
          </table:table-cell>
          <table:table-cell table:formula="of:=[.$E9]*EXP([.$J9]/8.314*(1/[.$E$1]-1/[.C$1]))" office:value-type="float" office:value="1.60597807199557" calcext:value-type="float">
            <text:p>1.605978072</text:p>
          </table:table-cell>
          <table:table-cell table:formula="of:=[.$E9]*EXP([.$J9]/8.314*(1/[.$E$1]-1/[.D$1]))" office:value-type="float" office:value="4.63039563173614" calcext:value-type="float">
            <text:p>4.6303956317</text:p>
          </table:table-cell>
          <table:table-cell table:formula="of:=[.E8]" office:value-type="float" office:value="7.77" calcext:value-type="float">
            <text:p>7.77</text:p>
          </table:table-cell>
          <table:table-cell table:formula="of:=[.$E9]*EXP([.$J9]/8.314*(1/[.$E$1]-1/[.F$1]))" office:value-type="float" office:value="12.4492036840089" calcext:value-type="float">
            <text:p>12.449203684</text:p>
          </table:table-cell>
          <table:table-cell table:formula="of:=[.$E9]*EXP([.$J9]/8.314*(1/[.$E$1]-1/[.G$1]))" office:value-type="float" office:value="31.4209604534839" calcext:value-type="float">
            <text:p>31.4209604535</text:p>
          </table:table-cell>
          <table:table-cell table:formula="of:=[.$E9]*EXP([.$J9]/8.314*(1/[.$E$1]-1/[.H$1]))" office:value-type="float" office:value="74.8860418475528" calcext:value-type="float">
            <text:p>74.8860418476</text:p>
          </table:table-cell>
          <table:table-cell table:formula="of:=[.$E9]*EXP([.$J9]/8.314*(1/[.$E$1]-1/[.I$1]))" office:value-type="float" office:value="169.405988148297" calcext:value-type="float">
            <text:p>169.4059881483</text:p>
          </table:table-cell>
          <table:table-cell table:formula="of:=[.J8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table:formula="of:=[.$E10]*EXP([.$J10]/8.314*(1/[.$E$1]-1/[.B$1]))" office:value-type="float" office:value="0.515430828656966" calcext:value-type="float">
            <text:p>0.5154308287</text:p>
          </table:table-cell>
          <table:table-cell table:formula="of:=[.$E10]*EXP([.$J10]/8.314*(1/[.$E$1]-1/[.C$1]))" office:value-type="float" office:value="1.60597807199557" calcext:value-type="float">
            <text:p>1.605978072</text:p>
          </table:table-cell>
          <table:table-cell table:formula="of:=[.$E10]*EXP([.$J10]/8.314*(1/[.$E$1]-1/[.D$1]))" office:value-type="float" office:value="4.63039563173614" calcext:value-type="float">
            <text:p>4.6303956317</text:p>
          </table:table-cell>
          <table:table-cell table:formula="of:=[.E9]" office:value-type="float" office:value="7.77" calcext:value-type="float">
            <text:p>7.77</text:p>
          </table:table-cell>
          <table:table-cell table:formula="of:=[.$E10]*EXP([.$J10]/8.314*(1/[.$E$1]-1/[.F$1]))" office:value-type="float" office:value="12.4492036840089" calcext:value-type="float">
            <text:p>12.449203684</text:p>
          </table:table-cell>
          <table:table-cell table:formula="of:=[.$E10]*EXP([.$J10]/8.314*(1/[.$E$1]-1/[.G$1]))" office:value-type="float" office:value="31.4209604534839" calcext:value-type="float">
            <text:p>31.4209604535</text:p>
          </table:table-cell>
          <table:table-cell table:formula="of:=[.$E10]*EXP([.$J10]/8.314*(1/[.$E$1]-1/[.H$1]))" office:value-type="float" office:value="74.8860418475528" calcext:value-type="float">
            <text:p>74.8860418476</text:p>
          </table:table-cell>
          <table:table-cell table:formula="of:=[.$E10]*EXP([.$J10]/8.314*(1/[.$E$1]-1/[.I$1]))" office:value-type="float" office:value="169.405988148297" calcext:value-type="float">
            <text:p>169.4059881483</text:p>
          </table:table-cell>
          <table:table-cell table:formula="of:=[.J9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table:formula="of:=[.$E11]*EXP([.$J11]/8.314*(1/[.$E$1]-1/[.B$1]))" office:value-type="float" office:value="0.515430828656966" calcext:value-type="float">
            <text:p>0.5154308287</text:p>
          </table:table-cell>
          <table:table-cell table:formula="of:=[.$E11]*EXP([.$J11]/8.314*(1/[.$E$1]-1/[.C$1]))" office:value-type="float" office:value="1.60597807199557" calcext:value-type="float">
            <text:p>1.605978072</text:p>
          </table:table-cell>
          <table:table-cell table:formula="of:=[.$E11]*EXP([.$J11]/8.314*(1/[.$E$1]-1/[.D$1]))" office:value-type="float" office:value="4.63039563173614" calcext:value-type="float">
            <text:p>4.6303956317</text:p>
          </table:table-cell>
          <table:table-cell table:formula="of:=[.E10]" office:value-type="float" office:value="7.77" calcext:value-type="float">
            <text:p>7.77</text:p>
          </table:table-cell>
          <table:table-cell table:formula="of:=[.$E11]*EXP([.$J11]/8.314*(1/[.$E$1]-1/[.F$1]))" office:value-type="float" office:value="12.4492036840089" calcext:value-type="float">
            <text:p>12.449203684</text:p>
          </table:table-cell>
          <table:table-cell table:formula="of:=[.$E11]*EXP([.$J11]/8.314*(1/[.$E$1]-1/[.G$1]))" office:value-type="float" office:value="31.4209604534839" calcext:value-type="float">
            <text:p>31.4209604535</text:p>
          </table:table-cell>
          <table:table-cell table:formula="of:=[.$E11]*EXP([.$J11]/8.314*(1/[.$E$1]-1/[.H$1]))" office:value-type="float" office:value="74.8860418475528" calcext:value-type="float">
            <text:p>74.8860418476</text:p>
          </table:table-cell>
          <table:table-cell table:formula="of:=[.$E11]*EXP([.$J11]/8.314*(1/[.$E$1]-1/[.I$1]))" office:value-type="float" office:value="169.405988148297" calcext:value-type="float">
            <text:p>169.4059881483</text:p>
          </table:table-cell>
          <table:table-cell table:formula="of:=[.J10]" office:value-type="float" office:value="73000" calcext:value-type="float">
            <text:p>73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E12]*EXP([.$J12]/8.314*(1/[.$E$1]-1/[.B$1]))" office:value-type="float" office:value="0.515430828656966" calcext:value-type="float">
            <text:p>0.5154308287</text:p>
          </table:table-cell>
          <table:table-cell table:formula="of:=[.$E12]*EXP([.$J12]/8.314*(1/[.$E$1]-1/[.C$1]))" office:value-type="float" office:value="1.60597807199557" calcext:value-type="float">
            <text:p>1.605978072</text:p>
          </table:table-cell>
          <table:table-cell table:formula="of:=[.$E12]*EXP([.$J12]/8.314*(1/[.$E$1]-1/[.D$1]))" office:value-type="float" office:value="4.63039563173614" calcext:value-type="float">
            <text:p>4.6303956317</text:p>
          </table:table-cell>
          <table:table-cell table:formula="of:=[.E11]" office:value-type="float" office:value="7.77" calcext:value-type="float">
            <text:p>7.77</text:p>
          </table:table-cell>
          <table:table-cell table:formula="of:=[.$E12]*EXP([.$J12]/8.314*(1/[.$E$1]-1/[.F$1]))" office:value-type="float" office:value="12.4492036840089" calcext:value-type="float">
            <text:p>12.449203684</text:p>
          </table:table-cell>
          <table:table-cell table:formula="of:=[.$E12]*EXP([.$J12]/8.314*(1/[.$E$1]-1/[.G$1]))" office:value-type="float" office:value="31.4209604534839" calcext:value-type="float">
            <text:p>31.4209604535</text:p>
          </table:table-cell>
          <table:table-cell table:formula="of:=[.$E12]*EXP([.$J12]/8.314*(1/[.$E$1]-1/[.H$1]))" office:value-type="float" office:value="74.8860418475528" calcext:value-type="float">
            <text:p>74.8860418476</text:p>
          </table:table-cell>
          <table:table-cell table:formula="of:=[.$E12]*EXP([.$J12]/8.314*(1/[.$E$1]-1/[.I$1]))" office:value-type="float" office:value="169.405988148297" calcext:value-type="float">
            <text:p>169.4059881483</text:p>
          </table:table-cell>
          <table:table-cell table:formula="of:=[.J11]" office:value-type="float" office:value="73000" calcext:value-type="float">
            <text:p>7300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2016- 07- 3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3" calcext:value-type="float">
            <text:p>303</text:p>
          </table:table-cell>
          <table:table-cell office:value-type="float" office:value="313" calcext:value-type="float">
            <text:p>313</text:p>
          </table:table-cell>
          <table:table-cell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5078369015525" calcext:value-type="float">
            <text:p>0.375078369</text:p>
          </table:table-cell>
          <table:table-cell office:value-type="float" office:value="1.03181410791124" calcext:value-type="float">
            <text:p>1.0318141079</text:p>
          </table:table-cell>
          <table:table-cell office:value-type="float" office:value="2.64900213098024" calcext:value-type="float">
            <text:p>2.649002131</text:p>
          </table:table-cell>
          <table:table-cell office:value-type="float" office:value="4.2" calcext:value-type="float">
            <text:p>4.2</text:p>
          </table:table-cell>
          <table:table-cell office:value-type="float" office:value="6.39049817263177" calcext:value-type="float">
            <text:p>6.3904981726</text:p>
          </table:table-cell>
          <table:table-cell office:value-type="float" office:value="14.5730101982943" calcext:value-type="float">
            <text:p>14.5730101983</text:p>
          </table:table-cell>
          <table:table-cell office:value-type="float" office:value="31.5788084423756" calcext:value-type="float">
            <text:p>31.5788084424</text:p>
          </table:table-cell>
          <table:table-cell office:value-type="float" office:value="65.32377130016" calcext:value-type="float">
            <text:p>65.323771300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75703499630551" calcext:value-type="float">
            <text:p>0.3757034996</text:p>
          </table:table-cell>
          <table:table-cell office:value-type="float" office:value="1.03353379809109" calcext:value-type="float">
            <text:p>1.0335337981</text:p>
          </table:table-cell>
          <table:table-cell office:value-type="float" office:value="2.65341713453188" calcext:value-type="float">
            <text:p>2.6534171345</text:p>
          </table:table-cell>
          <table:table-cell office:value-type="float" office:value="4.207" calcext:value-type="float">
            <text:p>4.207</text:p>
          </table:table-cell>
          <table:table-cell office:value-type="float" office:value="6.40114900291949" calcext:value-type="float">
            <text:p>6.4011490029</text:p>
          </table:table-cell>
          <table:table-cell office:value-type="float" office:value="14.5972985486247" calcext:value-type="float">
            <text:p>14.5972985486</text:p>
          </table:table-cell>
          <table:table-cell office:value-type="float" office:value="31.6314397897795" calcext:value-type="float">
            <text:p>31.6314397898</text:p>
          </table:table-cell>
          <table:table-cell office:value-type="float" office:value="65.432644252327" calcext:value-type="float">
            <text:p>65.432644252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76328630245577" calcext:value-type="float">
            <text:p>0.3763286302</text:p>
          </table:table-cell>
          <table:table-cell office:value-type="float" office:value="1.03525348827094" calcext:value-type="float">
            <text:p>1.0352534883</text:p>
          </table:table-cell>
          <table:table-cell office:value-type="float" office:value="2.65783213808351" calcext:value-type="float">
            <text:p>2.6578321381</text:p>
          </table:table-cell>
          <table:table-cell office:value-type="float" office:value="4.214" calcext:value-type="float">
            <text:p>4.214</text:p>
          </table:table-cell>
          <table:table-cell office:value-type="float" office:value="6.41179983320721" calcext:value-type="float">
            <text:p>6.4117998332</text:p>
          </table:table-cell>
          <table:table-cell office:value-type="float" office:value="14.6215868989552" calcext:value-type="float">
            <text:p>14.621586899</text:p>
          </table:table-cell>
          <table:table-cell office:value-type="float" office:value="31.6840711371835" calcext:value-type="float">
            <text:p>31.6840711372</text:p>
          </table:table-cell>
          <table:table-cell office:value-type="float" office:value="65.5415172044939" calcext:value-type="float">
            <text:p>65.5415172045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384008806373037" calcext:value-type="float">
            <text:p>0.3840088064</text:p>
          </table:table-cell>
          <table:table-cell office:value-type="float" office:value="1.05638111048056" calcext:value-type="float">
            <text:p>1.0563811105</text:p>
          </table:table-cell>
          <table:table-cell office:value-type="float" office:value="2.7120736102893" calcext:value-type="float">
            <text:p>2.7120736103</text:p>
          </table:table-cell>
          <table:table-cell office:value-type="float" office:value="4.3" calcext:value-type="float">
            <text:p>4.3</text:p>
          </table:table-cell>
          <table:table-cell office:value-type="float" office:value="6.54265289102776" calcext:value-type="float">
            <text:p>6.542652891</text:p>
          </table:table-cell>
          <table:table-cell office:value-type="float" office:value="14.919986631587" calcext:value-type="float">
            <text:p>14.9199866316</text:p>
          </table:table-cell>
          <table:table-cell office:value-type="float" office:value="32.3306848338607" calcext:value-type="float">
            <text:p>32.3306848339</text:p>
          </table:table-cell>
          <table:table-cell office:value-type="float" office:value="66.8790991882591" calcext:value-type="float">
            <text:p>66.879099188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906" calcext:value-type="float">
            <text:p>0.2906</text:p>
          </table:table-cell>
          <table:table-cell office:value-type="float" office:value="0.4286609931606" calcext:value-type="float">
            <text:p>0.4286609932</text:p>
          </table:table-cell>
          <table:table-cell office:value-type="float" office:value="1.17921612332713" calcext:value-type="float">
            <text:p>1.1792161233</text:p>
          </table:table-cell>
          <table:table-cell office:value-type="float" office:value="3.02743100683457" calcext:value-type="float">
            <text:p>3.0274310068</text:p>
          </table:table-cell>
          <table:table-cell office:value-type="float" office:value="4.8" calcext:value-type="float">
            <text:p>4.8</text:p>
          </table:table-cell>
          <table:table-cell office:value-type="float" office:value="7.30342648300774" calcext:value-type="float">
            <text:p>7.303426483</text:p>
          </table:table-cell>
          <table:table-cell office:value-type="float" office:value="16.6548687980506" calcext:value-type="float">
            <text:p>16.6548687981</text:p>
          </table:table-cell>
          <table:table-cell office:value-type="float" office:value="36.0900667912863" calcext:value-type="float">
            <text:p>36.0900667913</text:p>
          </table:table-cell>
          <table:table-cell office:value-type="float" office:value="74.6557386287543" calcext:value-type="float">
            <text:p>74.6557386288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2219" calcext:value-type="float">
            <text:p>0.2219</text:p>
          </table:table-cell>
          <table:table-cell office:value-type="float" office:value="0.459917523911894" calcext:value-type="float">
            <text:p>0.4599175239</text:p>
          </table:table-cell>
          <table:table-cell office:value-type="float" office:value="1.26520063231974" calcext:value-type="float">
            <text:p>1.2652006323</text:p>
          </table:table-cell>
          <table:table-cell office:value-type="float" office:value="3.24818118441625" calcext:value-type="float">
            <text:p>3.2481811844</text:p>
          </table:table-cell>
          <table:table-cell office:value-type="float" office:value="5.15" calcext:value-type="float">
            <text:p>5.15</text:p>
          </table:table-cell>
          <table:table-cell office:value-type="float" office:value="7.83596799739372" calcext:value-type="float">
            <text:p>7.8359679974</text:p>
          </table:table-cell>
          <table:table-cell office:value-type="float" office:value="17.8692863145751" calcext:value-type="float">
            <text:p>17.8692863146</text:p>
          </table:table-cell>
          <table:table-cell office:value-type="float" office:value="38.7216341614843" calcext:value-type="float">
            <text:p>38.7216341615</text:p>
          </table:table-cell>
          <table:table-cell office:value-type="float" office:value="80.099386237101" calcext:value-type="float">
            <text:p>80.0993862371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894" calcext:value-type="float">
            <text:p>0.1894</text:p>
          </table:table-cell>
          <table:table-cell office:value-type="float" office:value="0.482243617305675" calcext:value-type="float">
            <text:p>0.4822436173</text:p>
          </table:table-cell>
          <table:table-cell office:value-type="float" office:value="1.32661813874302" calcext:value-type="float">
            <text:p>1.3266181387</text:p>
          </table:table-cell>
          <table:table-cell office:value-type="float" office:value="3.40585988268889" calcext:value-type="float">
            <text:p>3.4058598827</text:p>
          </table:table-cell>
          <table:table-cell office:value-type="float" office:value="5.4" calcext:value-type="float">
            <text:p>5.4</text:p>
          </table:table-cell>
          <table:table-cell office:value-type="float" office:value="8.2163547933837" calcext:value-type="float">
            <text:p>8.2163547934</text:p>
          </table:table-cell>
          <table:table-cell office:value-type="float" office:value="18.7367273978069" calcext:value-type="float">
            <text:p>18.7367273978</text:p>
          </table:table-cell>
          <table:table-cell office:value-type="float" office:value="40.6013251401972" calcext:value-type="float">
            <text:p>40.6013251402</text:p>
          </table:table-cell>
          <table:table-cell office:value-type="float" office:value="83.9877059573486" calcext:value-type="float">
            <text:p>83.9877059573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1397" calcext:value-type="float">
            <text:p>0.1397</text:p>
          </table:table-cell>
          <table:table-cell office:value-type="float" office:value="0.544756678808262" calcext:value-type="float">
            <text:p>0.5447566788</text:p>
          </table:table-cell>
          <table:table-cell office:value-type="float" office:value="1.49858715672823" calcext:value-type="float">
            <text:p>1.4985871567</text:p>
          </table:table-cell>
          <table:table-cell office:value-type="float" office:value="3.84736023785226" calcext:value-type="float">
            <text:p>3.8473602379</text:p>
          </table:table-cell>
          <table:table-cell office:value-type="float" office:value="6.1" calcext:value-type="float">
            <text:p>6.1</text:p>
          </table:table-cell>
          <table:table-cell office:value-type="float" office:value="9.28143782215567" calcext:value-type="float">
            <text:p>9.2814378222</text:p>
          </table:table-cell>
          <table:table-cell office:value-type="float" office:value="21.1655624308559" calcext:value-type="float">
            <text:p>21.1655624309</text:p>
          </table:table-cell>
          <table:table-cell office:value-type="float" office:value="45.8644598805931" calcext:value-type="float">
            <text:p>45.8644598806</text:p>
          </table:table-cell>
          <table:table-cell office:value-type="float" office:value="94.8750011740419" calcext:value-type="float">
            <text:p>94.875001174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.0603" calcext:value-type="float">
            <text:p>0.0603</text:p>
          </table:table-cell>
          <table:table-cell office:value-type="float" office:value="0.706397594979238" calcext:value-type="float">
            <text:p>0.706397595</text:p>
          </table:table-cell>
          <table:table-cell office:value-type="float" office:value="1.94324990323284" calcext:value-type="float">
            <text:p>1.9432499032</text:p>
          </table:table-cell>
          <table:table-cell office:value-type="float" office:value="4.98895401334613" calcext:value-type="float">
            <text:p>4.9889540133</text:p>
          </table:table-cell>
          <table:table-cell office:value-type="float" office:value="7.91" calcext:value-type="float">
            <text:p>7.91</text:p>
          </table:table-cell>
          <table:table-cell office:value-type="float" office:value="12.0354382251232" calcext:value-type="float">
            <text:p>12.0354382251</text:p>
          </table:table-cell>
          <table:table-cell office:value-type="float" office:value="27.4458358734542" calcext:value-type="float">
            <text:p>27.4458358735</text:p>
          </table:table-cell>
          <table:table-cell office:value-type="float" office:value="59.473422566474" calcext:value-type="float">
            <text:p>59.4734225665</text:p>
          </table:table-cell>
          <table:table-cell office:value-type="float" office:value="123.026435948635" calcext:value-type="float">
            <text:p>123.0264359486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3043735751249" calcext:value-type="float">
            <text:p>0.8930437358</text:p>
          </table:table-cell>
          <table:table-cell office:value-type="float" office:value="2.45670025693152" calcext:value-type="float">
            <text:p>2.4567002569</text:p>
          </table:table-cell>
          <table:table-cell office:value-type="float" office:value="6.30714793090534" calcext:value-type="float">
            <text:p>6.3071479309</text:p>
          </table:table-cell>
          <table:table-cell office:value-type="float" office:value="10" calcext:value-type="float">
            <text:p>10</text:p>
          </table:table-cell>
          <table:table-cell office:value-type="float" office:value="15.2154718395995" calcext:value-type="float">
            <text:p>15.2154718396</text:p>
          </table:table-cell>
          <table:table-cell office:value-type="float" office:value="34.697643329272" calcext:value-type="float">
            <text:p>34.6976433293</text:p>
          </table:table-cell>
          <table:table-cell office:value-type="float" office:value="75.1876391485132" calcext:value-type="float">
            <text:p>75.1876391485</text:p>
          </table:table-cell>
          <table:table-cell office:value-type="float" office:value="155.532788809905" calcext:value-type="float">
            <text:p>155.5327888099</text:p>
          </table:table-cell>
          <table:table-cell office:value-type="float" office:value="65000" calcext:value-type="float">
            <text:p>6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/00/0000</text:date>, <text:time style:data-style-name="N2" text:time-value="17:32:53.425876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editing-cycles>12</meta:editing-cycles>
    <meta:editing-duration>PT47S</meta:editing-duration>
    <dc:date>2016-08-19T17:33:04.201629265</dc:date>
    <meta:document-statistic meta:table-count="1" meta:cell-count="2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scatter" chart:style-name="ch1">
        <chart:legend chart:legend-position="end" svg:x="13.145cm" svg:y="2.461cm" style:legend-expansion="high" chart:style-name="ch2"/>
        <chart:plot-area chart:style-name="ch3" table:cell-range-address="Sheet1.A2:Sheet1.I11" svg:x="0.32cm" svg:y="0.18cm" svg:width="12.505cm" svg:height="8.646cm">
          <chartooo:coordinate-region svg:x="1.127cm" svg:y="0.379cm" svg:width="11.45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1" chart:class="chart:scatter">
            <chart:domain table:cell-range-address="Sheet1.A2:Sheet1.A11"/>
            <chart:data-point chart:repeated="10"/>
          </chart:series>
          <chart:series chart:style-name="ch7" chart:values-cell-range-address="Sheet1.C2:Sheet1.C11" chart:class="chart:scatter">
            <chart:data-point chart:repeated="10"/>
          </chart:series>
          <chart:series chart:style-name="ch8" chart:values-cell-range-address="Sheet1.D2:Sheet1.D11" chart:class="chart:scatter">
            <chart:data-point chart:repeated="10"/>
          </chart:series>
          <chart:series chart:style-name="ch9" chart:values-cell-range-address="Sheet1.E2:Sheet1.E11" chart:class="chart:scatter">
            <chart:data-point chart:repeated="10"/>
          </chart:series>
          <chart:series chart:style-name="ch10" chart:values-cell-range-address="Sheet1.F2:Sheet1.F11" chart:class="chart:scatter">
            <chart:data-point chart:repeated="10"/>
          </chart:series>
          <chart:series chart:style-name="ch11" chart:values-cell-range-address="Sheet1.G2:Sheet1.G11" chart:class="chart:scatter">
            <chart:data-point chart:repeated="10"/>
          </chart:series>
          <chart:series chart:style-name="ch12" chart:values-cell-range-address="Sheet1.H2:Sheet1.H11" chart:class="chart:scatter">
            <chart:data-point chart:repeated="10"/>
          </chart:series>
          <chart:series chart:style-name="ch13" chart:values-cell-range-address="Sheet1.I2:Sheet1.I1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0.515430828656966">
                <text:p>0.515430828656966</text:p>
                <draw:g>
                  <svg:desc>Sheet1.B2:Sheet1.B11</svg:desc>
                </draw:g>
              </table:table-cell>
              <table:table-cell office:value-type="float" office:value="1.60597807199557">
                <text:p>1.60597807199557</text:p>
                <draw:g>
                  <svg:desc>Sheet1.C2:Sheet1.C11</svg:desc>
                </draw:g>
              </table:table-cell>
              <table:table-cell office:value-type="float" office:value="4.63039563173614">
                <text:p>4.63039563173614</text:p>
                <draw:g>
                  <svg:desc>Sheet1.D2:Sheet1.D11</svg:desc>
                </draw:g>
              </table:table-cell>
              <table:table-cell office:value-type="float" office:value="7.77">
                <text:p>7.77</text:p>
                <draw:g>
                  <svg:desc>Sheet1.E2:Sheet1.E11</svg:desc>
                </draw:g>
              </table:table-cell>
              <table:table-cell office:value-type="float" office:value="12.4492036840089">
                <text:p>12.4492036840089</text:p>
                <draw:g>
                  <svg:desc>Sheet1.F2:Sheet1.F11</svg:desc>
                </draw:g>
              </table:table-cell>
              <table:table-cell office:value-type="float" office:value="31.4209604534839">
                <text:p>31.4209604534839</text:p>
                <draw:g>
                  <svg:desc>Sheet1.G2:Sheet1.G11</svg:desc>
                </draw:g>
              </table:table-cell>
              <table:table-cell office:value-type="float" office:value="74.8860418475528">
                <text:p>74.8860418475528</text:p>
                <draw:g>
                  <svg:desc>Sheet1.H2:Sheet1.H11</svg:desc>
                </draw:g>
              </table:table-cell>
              <table:table-cell office:value-type="float" office:value="169.405988148297">
                <text:p>169.405988148297</text:p>
                <draw:g>
                  <svg:desc>Sheet1.I2:Sheet1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3">
                <text:p>0.753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2">
                <text:p>0.642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2">
                <text:p>0.532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22">
                <text:p>0.422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7">
                <text:p>0.317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7">
                <text:p>0.207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">
                <text:p>0.104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">
                <text:p>0.065</text:p>
              </table:table-cell>
              <table:table-cell office:value-type="float" office:value="0.515430828656966">
                <text:p>0.515430828656966</text:p>
              </table:table-cell>
              <table:table-cell office:value-type="float" office:value="1.60597807199557">
                <text:p>1.60597807199557</text:p>
              </table:table-cell>
              <table:table-cell office:value-type="float" office:value="4.63039563173614">
                <text:p>4.63039563173614</text:p>
              </table:table-cell>
              <table:table-cell office:value-type="float" office:value="7.77">
                <text:p>7.77</text:p>
              </table:table-cell>
              <table:table-cell office:value-type="float" office:value="12.4492036840089">
                <text:p>12.4492036840089</text:p>
              </table:table-cell>
              <table:table-cell office:value-type="float" office:value="31.4209604534839">
                <text:p>31.4209604534839</text:p>
              </table:table-cell>
              <table:table-cell office:value-type="float" office:value="74.8860418475528">
                <text:p>74.8860418475528</text:p>
              </table:table-cell>
              <table:table-cell office:value-type="float" office:value="169.405988148297">
                <text:p>169.405988148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